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F I 1.1 Huvudscenario Lyckad inloggning med existerande uppgifter</text:p>
      <text:p text:style-name="P11"/>
      <text:p text:style-name="P9">Målet med detta testfall är att undersöka att rätt inloggningsuppgifter ska ge tillgång till administrativa åtgärder i applikationen</text:p>
      <text:p text:style-name="P9"/>
      <text:p text:style-name="P10">Efterkrav</text:p>
      <text:p text:style-name="P9">Kontrollera att samtliga knappar/länk finns tillgängliga: ”Lägg till nytt inlägg”, ”Radera inlägg”, ”Ändra kommentar”, ”Ändra bild”, ”Logga ut”</text:p>
      <text:p text:style-name="P9"/>
      <text:p text:style-name="P10">Scenario</text:p>
      <text:p text:style-name="P10"/>
      <text:list xml:id="list5781181881796358232" text:style-name="L5">
        <text:list-item>
          <text:p text:style-name="P6">TF8.1 Navigera till bildbloggens huvudsida</text:p>
        </text:list-item>
        <text:list-item>
          <text:p text:style-name="P6">Fyll i användarnamn ”Admin” och lösenord ”Password”, klicka ”Logga in”</text:p>
        </text:list-item>
        <text:list-item>
          <text:p text:style-name="P6">Systemet visar meddelande ”Inloggning lyckades” </text:p>
        </text:list-item>
      </text:list>
      <text:p text:style-name="P11"/>
      <text:p text:style-name="P11"/>
      <text:p text:style-name="P11"/>
      <text:p text:style-name="P11">TF I 1.2 Alt.scenario Misslyckad inloggning utan inmatade uppgifter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syns</text:p>
      <text:p text:style-name="P9"/>
      <text:p text:style-name="P10">Scenario</text:p>
      <text:p text:style-name="P10"/>
      <text:list xml:id="list112886172571120922" text:style-name="L1">
        <text:list-item>
          <text:p text:style-name="P2">TF8.1 Navigera till bildbloggens huvudsida</text:p>
        </text:list-item>
        <text:list-item>
          <text:p text:style-name="P2">Lämna fälten användarnamn och lösenord tomma och klicka ”Logga in”</text:p>
        </text:list-item>
        <text:list-item>
          <text:p text:style-name="P2">Systemet visar meddelande ”Användarnamn saknas” </text:p>
        </text:list-item>
      </text:list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TF I 1.3 Alt.scenario Misslyckad inloggning med bara användarnamn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1510589966183957967" text:style-name="L2">
        <text:list-item>
          <text:p text:style-name="P3">TF8.1 Navigera till bildbloggens huvudsida</text:p>
        </text:list-item>
        <text:list-item>
          <text:p text:style-name="P3">Fyll i användarnamn ”Admin” och lämna fältet lösenord tomt, klicka ”Logga in”</text:p>
        </text:list-item>
        <text:list-item>
          <text:p text:style-name="P3">Systemet visar meddelande ”Lösenord saknas” </text:p>
        </text:list-item>
      </text:list>
      <text:p text:style-name="P11"/>
      <text:p text:style-name="P11"/>
      <text:p text:style-name="P11">TF I 1.4 Alt.scenario Misslyckad inloggning med bara lösenord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syns</text:p>
      <text:p text:style-name="P9"/>
      <text:p text:style-name="P10">Scenario</text:p>
      <text:p text:style-name="P10"/>
      <text:list xml:id="list28289030" text:continue-numbering="true" text:style-name="L2">
        <text:list-item>
          <text:p text:style-name="P3">TF8.1 Navigera till bildbloggens huvudsida</text:p>
        </text:list-item>
        <text:list-item>
          <text:p text:style-name="P3">Lämna fältet användarnamn tomt och fyll i lösenord lösenord ”Password”, klicka ”Logga in”</text:p>
        </text:list-item>
        <text:list-item>
          <text:p text:style-name="P3">Systemet visar meddelande ”Användarnamn saknas” </text:p>
        </text:list-item>
      </text:list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><text:soft-page-break/></text:p>
      <text:p text:style-name="P11">TF I 1.5 Alt.scenario Misslyckad inloggning med fel uppgifter (rätt användarnamn)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5379626620556891824" text:style-name="L3">
        <text:list-item>
          <text:p text:style-name="P4">TF8.1 Navigera till bildbloggens huvudsida</text:p>
        </text:list-item>
        <text:list-item>
          <text:p text:style-name="P4">Fyll i användarnamn ”Admin” och lösenord ”incorrect”, klicka ”Logga in”</text:p>
        </text:list-item>
        <text:list-item>
          <text:p text:style-name="P4">Systemet visar meddelande ”Felaktigt användarnamn och/eller lösenord” </text:p>
        </text:list-item>
      </text:list>
      <text:p text:style-name="P1"/>
      <text:p text:style-name="P1"/>
      <text:p text:style-name="P11"/>
      <text:p text:style-name="P11">TF I 1.6 Alt.scenario Misslyckad inloggning med fel uppgifter (rätt lösenord)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8544913754072721794" text:style-name="L4">
        <text:list-item>
          <text:p text:style-name="P5">TF8.1 Navigera till bildbloggens huvudsida</text:p>
        </text:list-item>
        <text:list-item>
          <text:p text:style-name="P5">Fyll i användarnamn ”Admina” och lösenord ”Password”, klicka ”Logga in”</text:p>
        </text:list-item>
        <text:list-item>
          <text:p text:style-name="P5">Systemet visar meddelande ”Felaktigt användarnamn och/eller lösenord”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TF I 2.1 Huvudscenario Utloggning</text:p>
      <text:p text:style-name="P11"/>
      <text:p text:style-name="P9">Målet med detta testfall är att undersöka att användaren kan logga ut</text:p>
      <text:p text:style-name="P9"/>
      <text:p text:style-name="P10">Förkrav</text:p>
      <text:p text:style-name="P9">TF I.1 Lyckad inloggning med existerande uppgifter</text:p>
      <text:p text:style-name="P9"/>
      <text:p text:style-name="P10">Efterkrav</text:p>
      <text:p text:style-name="P9">Kontrollera att huvudsidan med endast knappen ”Posta nytt inlägg” finns tillgänglig </text:p>
      <text:p text:style-name="P9"/>
      <text:p text:style-name="P10">Scenario</text:p>
      <text:p text:style-name="P10"/>
      <text:list xml:id="list2302931852024791934" text:style-name="L6">
        <text:list-item>
          <text:p text:style-name="P7">Klicka på ”Logga ut”</text:p>
        </text:list-item>
        <text:list-item>
          <text:p text:style-name="P7">Systemet visar meddelande ”Utloggningen lyckades” </text:p>
        </text:list-item>
      </text:list>
      <text:p text:style-name="P1"/>
      <text:p text:style-name="P1"/>
      <text:p text:style-name="P11">TF I 3.1 Huvudscenario Motverka sessionsstölder</text:p>
      <text:p text:style-name="P11"/>
      <text:p text:style-name="P9">Målet med detta testfall är att undersöka att inloggning inte kan ske genom sessionsstöld där sessionskakan används för att logga in i annan typ av webbläsare</text:p>
      <text:p text:style-name="P9"/>
      <text:p text:style-name="P10">Efterkrav</text:p>
      <text:p text:style-name="P9">Kontrollera att W2 inte är inloggad och huvudsidan med endast knappen ”Posta nytt inlägg” syns medan W1 är inloggad med samtliga knappar/länk : ”Lägg till nytt inlägg”, ”Radera inlägg”, ”Ändra kommentar”, ”Ändra bild”, ”Logga ut”</text:p>
      <text:p text:style-name="P9"/>
      <text:p text:style-name="P10">Scenario</text:p>
      <text:p text:style-name="P10"/>
      <text:list xml:id="list7430626262007454608" text:style-name="L7">
        <text:list-item>
          <text:p text:style-name="P8">Starta två olika webbläsare, t ex Firefox som W1 och Google Chrome som W2</text:p>
        </text:list-item>
        <text:list-item>
          <text:p text:style-name="P8">W1 TF I 1.1 Lyckad inloggning med existerande uppgifter</text:p>
        </text:list-item>
        <text:list-item>
          <text:p text:style-name="P8">W2 TF 8.1 Navigera till bildbloggens huvudsida </text:p>
        </text:list-item>
        <text:list-item>
          <text:p text:style-name="P8">W1 Kopiera PHPSESSID-kakans värde</text:p>
        </text:list-item>
        <text:list-item>
          <text:p text:style-name="P8">W2 I EditThisCookie återskapa PHPSESSID genom att klistra in den kopierade kakan från W1</text:p>
        </text:list-item>
        <text:list-item>
          <text:p text:style-name="P8">W2 Ladda om sida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6T06:32:18.37</meta:creation-date>
    <meta:generator>OpenOffice/4.0.1$Win32 OpenOffice.org_project/401m5$Build-9714</meta:generator>
    <dc:date>2014-10-26T08:13:20.84</dc:date>
    <dc:creator>Vivi Lam</dc:creator>
    <meta:editing-duration>PT1H40M45S</meta:editing-duration>
    <meta:editing-cycles>36</meta:editing-cycles>
    <meta:document-statistic meta:table-count="0" meta:image-count="0" meta:object-count="0" meta:page-count="4" meta:paragraph-count="68" meta:word-count="576" meta:character-count="3853"/>
  </office:meta>
</office:document-meta>
</file>